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bc87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Noto Sans" officeooo:paragraph-rsid="001bc87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Noto Sans" officeooo:rsid="001bc87e" officeooo:paragraph-rsid="001bc87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Noto Sans" officeooo:rsid="001da304" officeooo:paragraph-rsid="001da304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03ec0" officeooo:paragraph-rsid="00203ec0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203ec0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Noto Sans" fo:font-style="normal" officeooo:rsid="001efa48" officeooo:paragraph-rsid="001bc87e" style:font-style-asian="normal" style:font-style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Noto Sans" fo:font-style="normal" officeooo:rsid="00203ec0" officeooo:paragraph-rsid="00203ec0" style:font-style-asian="normal" style:font-style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Noto Sans" officeooo:rsid="001bc87e" officeooo:paragraph-rsid="001bc87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Noto Sans" officeooo:rsid="002118c8" officeooo:paragraph-rsid="002118c8"/>
    </style:style>
    <style:style style:name="T1" style:family="text">
      <style:text-properties officeooo:rsid="001da30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a304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Noto Sans"/>
    </style:style>
    <style:style style:name="T6" style:family="text">
      <style:text-properties style:font-name="Noto Sans" fo:font-style="normal" style:font-style-asian="normal" style:font-style-complex="normal"/>
    </style:style>
    <style:style style:name="T7" style:family="text">
      <style:text-properties style:font-name="Noto Sans" fo:font-style="normal" officeooo:rsid="001efa48" style:font-style-asian="normal" style:font-style-complex="normal"/>
    </style:style>
    <style:style style:name="T8" style:family="text">
      <style:text-properties style:font-name="Noto Sans" fo:font-style="normal" officeooo:rsid="00203ec0" style:font-style-asian="normal" style:font-style-complex="normal"/>
    </style:style>
    <style:style style:name="T9" style:family="text">
      <style:text-properties style:font-name="Noto Sans" fo:font-style="normal" officeooo:rsid="002055e4" style:font-style-asian="normal" style:font-style-complex="normal"/>
    </style:style>
    <style:style style:name="T10" style:family="text">
      <style:text-properties style:font-name="Noto Sans" officeooo:rsid="001efa48"/>
    </style:style>
    <style:style style:name="T11" style:family="text">
      <style:text-properties style:font-name="Noto Sans" fo:font-style="italic" style:font-style-asian="italic" style:font-style-complex="italic"/>
    </style:style>
    <style:style style:name="T12" style:family="text">
      <style:text-properties style:font-name="Noto Sans" fo:font-style="italic" officeooo:rsid="001efa48" style:font-style-asian="italic" style:font-style-complex="italic"/>
    </style:style>
    <style:style style:name="T13" style:family="text">
      <style:text-properties style:font-name="Noto Sans" fo:font-style="italic" officeooo:rsid="00203ec0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 procedencia del código es un ejercicio hecho en clase de M3.</text:p>
      <text:p text:style-name="P3"/>
      <text:p text:style-name="P10">Los archivos están la pertinente carpeta “ex1”.</text:p>
      <text:p text:style-name="P3"/>
      <text:p text:style-name="P3">Para resumir el extenso tema de la <text:span text:style-name="T2">refactoriza</text:span><text:span text:style-name="T3">ción</text:span><text:span text:style-name="T1">, puedo concluir con que </text:span><text:span text:style-name="T3">refactorizar</text:span><text:span text:style-name="T1"> consiste en tener un código más limpio y fácil de entender por todas las personas, más allá de poner unos cuantos comentarios.</text:span></text:p>
      <text:p text:style-name="P4">Es importante entender que el código que iremos generando será por partes, de forma que en cada parte nos aseguraremos que a parte de que funcione, el código sea legible y entendible, para futuros mantenimientos o ampliaciones.</text:p>
      <text:p text:style-name="P4">Por lo tanto no <text:span text:style-name="T2">refactorizar</text:span><text:span text:style-name="T4"> no es añadir más funcionalidades, ni tampoco es necesariamente más eficiente.</text:span></text:p>
      <text:p text:style-name="P2"/>
      <text:p text:style-name="P1"><text:span text:style-name="T5">“Ex1_sin_refactoring” </text:span><text:span text:style-name="T10">es el ejercicio sin aplicar ninguna regla de </text:span><text:span text:style-name="T12">refactorización </text:span><text:span text:style-name="T7">ni re usabilidad, por lo tanto todo el código esa en única función y dificulta su futura ampliación de funcionalidades.</text:span></text:p>
      <text:p text:style-name="P7"/>
      <text:p text:style-name="P6"><text:span text:style-name="T7">“Ex1_con_refactoring” </text:span><text:span text:style-name="T8">es el mismo ejercicio anterior, solamente que se le ha aplicado una simple regla de </text:span><text:span text:style-name="T13">refactoring, </text:span><text:span text:style-name="T8">a</text:span><text:span text:style-name="T9">l</text:span><text:span text:style-name="T8"> haber sacad</text:span><text:span text:style-name="T9">o</text:span><text:span text:style-name="T8"> el código en las funciones, aunque pueda ser algo menos eficiente en tiempos de ejecución, es mucho mejor para entender el código y además permite ampliar las diferentes funciones o simplemente corregir posibles errores.</text:span></text:p>
      <text:p text:style-name="P8"/>
      <text:p text:style-name="P5"><text:span text:style-name="T8">Q</text:span><text:span text:style-name="T6">ue precisamente hablando de errores, uno de los pilares importantes del </text:span><text:span text:style-name="T11">refactoring</text:span><text:span text:style-name="T6"> es la prueba unitaria, ya que <text:s/>con ello puedes probar todas las líneas de código que desees y comprobar que hacen lo esper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40:36.714073713</meta:creation-date>
    <dc:date>2019-06-10T18:16:32.118638195</dc:date>
    <meta:editing-duration>PT8M39S</meta:editing-duration>
    <meta:editing-cycles>3</meta:editing-cycles>
    <meta:generator>LibreOffice/6.0.5.2$Linux_X86_64 LibreOffice_project/54c8cbb85f300ac59db32fe8a675ff7683cd5a16</meta:generator>
    <meta:document-statistic meta:table-count="0" meta:image-count="0" meta:object-count="0" meta:page-count="1" meta:paragraph-count="8" meta:word-count="226" meta:character-count="1425" meta:non-whitespace-character-count="1206"/>
  </office:meta>
</office:document-meta>
</file>